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marker-end="Arrowheads_20_1" draw:fill="none" draw:fill-color="#ffffff" draw:auto-grow-height="true" draw:auto-grow-width="true" fo:max-height="0cm" fo:min-height="1.274cm"/>
    </style:style>
    <style:style style:name="gr2" style:family="graphic" style:parent-style-name="standard">
      <style:graphic-properties draw:stroke="solid" svg:stroke-width="0.025cm" svg:stroke-color="#000000" draw:marker-start-width="0.352cm" draw:marker-end="Arrowheads_20_1" draw:marker-end-width="0.352cm" draw:fill="none" draw:fill-color="#ffffff" draw:auto-grow-height="true" draw:auto-grow-width="false" fo:max-height="0cm" fo:min-height="1.341cm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color="#000000" draw:marker-end="Arrowheads_20_1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solid" svg:stroke-color="#000000" draw:marker-end="Arrowheads_20_1" draw:fill="none" draw:fill-color="#ffffff" draw:auto-grow-height="true" draw:auto-grow-width="true" fo:max-height="0cm" fo:min-height="1.281cm"/>
    </style:style>
    <style:style style:name="gr5" style:family="graphic" style:parent-style-name="standard">
      <style:graphic-properties draw:stroke="solid" svg:stroke-color="#000000" draw:marker-end="Arrowheads_20_1" draw:fill="none" draw:fill-color="#ffffff" draw:auto-grow-height="true" draw:auto-grow-width="true" fo:max-height="0cm" fo:min-height="1.158cm"/>
    </style:style>
    <style:style style:name="gr6" style:family="graphic" style:parent-style-name="standard">
      <style:graphic-properties draw:stroke="solid" svg:stroke-color="#000000" draw:marker-end="Arrowheads_20_1" draw:fill="none" draw:fill-color="#ffffff" draw:auto-grow-height="true" draw:auto-grow-width="true" fo:max-height="0cm" fo:min-height="1.348cm"/>
    </style:style>
    <style:style style:name="gr7" style:family="graphic" style:parent-style-name="standard">
      <style:graphic-properties draw:marker-end="Arrowheads_20_1" draw:fill="gradient" draw:fill-color="#008000" draw:fill-gradient-name="Linear_20_blue_2f_white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solid" svg:stroke-color="#000000" draw:marker-end="Arrowheads_20_1" draw:fill="solid" draw:fill-color="#ffff66" draw:textarea-vertical-align="middle" draw:auto-grow-height="true" draw:auto-grow-width="true" fo:max-height="0cm" fo:min-height="1.311cm" fo:min-width="6.649cm"/>
    </style:style>
    <style:style style:name="gr9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3cm" draw:marker-end-width="0.353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solid" svg:stroke-color="#000000" draw:marker-end="Arrowheads_20_1" draw:fill="solid" draw:fill-color="#ffff66" draw:auto-grow-height="true" draw:auto-grow-width="true" fo:max-height="0cm" fo:min-height="0.555cm" fo:min-width="2.22cm"/>
    </style:style>
    <style:style style:name="gr12" style:family="graphic" style:parent-style-name="objectwithoutfill">
      <style:graphic-properties svg:stroke-width="0.102cm" draw:marker-start-width="0.316cm" draw:marker-end-width="0.316cm" draw:fill="none" draw:textarea-vertical-align="middle" fo:padding-top="0.176cm" fo:padding-bottom="0.176cm" fo:padding-left="0.301cm" fo:padding-right="0.30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center"/>
      <style:text-properties fo:color="#6b2394" fo:font-size="30pt" style:font-size-asian="30pt" style:font-size-complex="30pt"/>
    </style:style>
    <style:style style:name="P4" style:family="paragraph">
      <style:paragraph-properties fo:text-align="center"/>
      <style:text-properties fo:color="#0000ff" fo:font-size="30pt" style:font-size-asian="30pt" style:font-size-complex="30pt"/>
    </style:style>
    <style:style style:name="P5" style:family="paragraph">
      <style:paragraph-properties fo:text-align="center"/>
      <style:text-properties fo:color="#ff0000" fo:font-size="30pt" style:font-size-asian="30pt" style:font-size-complex="3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8000" fo:font-size="30pt" style:font-size-asian="30pt" style:font-size-complex="3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6b2394" fo:font-size="30pt" style:font-size-asian="30pt" style:font-size-complex="30pt"/>
    </style:style>
    <style:style style:name="T3" style:family="text">
      <style:text-properties fo:color="#0000ff" fo:font-size="30pt" style:font-size-asian="30pt" style:font-size-complex="30pt"/>
    </style:style>
    <style:style style:name="T4" style:family="text">
      <style:text-properties fo:color="#ff0000" fo:font-size="30pt" style:font-size-asian="30pt" style:font-size-complex="30pt"/>
    </style:style>
    <style:style style:name="T5" style:family="text">
      <style:text-properties fo:color="#008000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3.855cm" svg:height="1.524cm" svg:x="2.54cm" svg:y="10.776cm">
          <draw:text-box>
            <text:p text:style-name="P1"><text:span text:style-name="T1">Energy</text:span></text:p>
          </draw:text-box>
        </draw:frame>
        <draw:frame draw:style-name="gr2" draw:text-style-name="P3" xml:id="id3" draw:id="id3" draw:layer="layout" svg:width="7.853cm" svg:height="1.615cm" svg:x="8.128cm" svg:y="4.826cm">
          <draw:text-box>
            <text:p text:style-name="P3"><text:span text:style-name="T2">Kinetic energy</text:span></text:p>
          </draw:text-box>
        </draw:frame>
        <draw:frame draw:style-name="gr3" draw:text-style-name="P3" xml:id="id2" draw:id="id2" draw:layer="layout" svg:width="8.585cm" svg:height="1.432cm" svg:x="7.62cm" svg:y="14.224cm">
          <draw:text-box>
            <text:p text:style-name="P3"><text:span text:style-name="T2">Potential energy</text:span></text:p>
          </draw:text-box>
        </draw:frame>
        <draw:frame draw:style-name="gr4" draw:text-style-name="P4" xml:id="id5" draw:id="id5" draw:layer="layout" svg:width="4.151cm" svg:height="1.531cm" svg:x="18.775cm" svg:y="4.819cm">
          <draw:text-box>
            <text:p text:style-name="P4"><text:span text:style-name="T3">Velocity</text:span></text:p>
          </draw:text-box>
        </draw:frame>
        <draw:frame draw:style-name="gr5" draw:text-style-name="P4" xml:id="id6" draw:id="id6" draw:layer="layout" svg:width="3.44cm" svg:height="1.432cm" svg:x="18.814cm" svg:y="6.696cm">
          <draw:text-box>
            <text:p text:style-name="P4"><text:span text:style-name="T3">Inertia</text:span></text:p>
          </draw:text-box>
        </draw:frame>
        <draw:frame draw:style-name="gr1" draw:text-style-name="P5" xml:id="id4" draw:id="id4" draw:layer="layout" svg:width="6.314cm" svg:height="1.524cm" svg:x="18.789cm" svg:y="3.048cm">
          <draw:text-box>
            <text:p text:style-name="P5"><text:span text:style-name="T4">Impact force</text:span></text:p>
          </draw:text-box>
        </draw:frame>
        <draw:frame draw:style-name="gr6" draw:text-style-name="P4" xml:id="id8" draw:id="id8" draw:layer="layout" svg:width="7.047cm" svg:height="1.598cm" svg:x="18.607cm" svg:y="15.012cm">
          <draw:text-box>
            <text:p text:style-name="P4"><text:span text:style-name="T3">Tracking error</text:span></text:p>
          </draw:text-box>
        </draw:frame>
        <draw:custom-shape draw:style-name="gr7" draw:text-style-name="P6" draw:layer="layout" svg:width="2.627cm" svg:height="7.783cm" svg:x="10.509cm" svg:y="6.44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7.149cm" svg:height="2.613cm" svg:x="8.382cm" svg:y="11.303cm">
          <draw:text-box>
            <text:p text:style-name="P7"><text:span text:style-name="T5">Smooth </text:span><text:span text:style-name="T5"><text:line-break/></text:span><text:span text:style-name="T5">tranformation</text:span></text:p>
          </draw:text-box>
        </draw:frame>
        <draw:frame draw:style-name="gr1" draw:text-style-name="P5" xml:id="id7" draw:id="id7" draw:layer="layout" svg:width="6.789cm" svg:height="1.524cm" svg:x="18.628cm" svg:y="13.154cm">
          <draw:text-box>
            <text:p text:style-name="P5"><text:span text:style-name="T4">Contact force</text:span></text:p>
          </draw:text-box>
        </draw:frame>
        <draw:connector draw:style-name="gr9" draw:text-style-name="P6" draw:layer="layout" draw:line-skew="0.104cm" svg:x1="6.395cm" svg:y1="11.538cm" svg:x2="7.62cm" svg:y2="14.94cm" draw:start-shape="id1" draw:start-glue-point="1" draw:end-shape="id2" draw:end-glue-point="3" svg:d="m6395 11538h717v3402h508" svg:viewBox="0 0 1226 3403">
          <text:p/>
        </draw:connector>
        <draw:connector draw:style-name="gr10" draw:text-style-name="P8" draw:layer="layout" draw:line-skew="-0.16cm" svg:x1="6.395cm" svg:y1="11.538cm" svg:x2="8.128cm" svg:y2="5.633cm" draw:start-shape="id1" draw:start-glue-point="1" draw:end-shape="id3" draw:end-glue-point="3" svg:d="m6395 11538h701v-5905h1032" svg:viewBox="0 0 1734 5906">
          <text:p/>
        </draw:connector>
        <draw:connector draw:style-name="gr10" draw:text-style-name="P6" draw:layer="layout" svg:x1="15.981cm" svg:y1="5.633cm" svg:x2="18.789cm" svg:y2="3.81cm" draw:start-shape="id3" draw:start-glue-point="1" draw:end-shape="id4" draw:end-glue-point="3" svg:d="m15981 5633h1410v-1823h1398" svg:viewBox="0 0 2809 1824">
          <text:p/>
        </draw:connector>
        <draw:connector draw:style-name="gr10" draw:text-style-name="P6" draw:layer="layout" svg:x1="15.981cm" svg:y1="5.633cm" svg:x2="18.775cm" svg:y2="5.584cm" draw:start-shape="id3" draw:start-glue-point="1" draw:end-shape="id5" draw:end-glue-point="3" svg:d="m15981 5633h1403v-49h1391" svg:viewBox="0 0 2795 50">
          <text:p/>
        </draw:connector>
        <draw:connector draw:style-name="gr10" draw:text-style-name="P6" draw:layer="layout" svg:x1="15.981cm" svg:y1="5.633cm" svg:x2="18.814cm" svg:y2="7.412cm" draw:start-shape="id3" draw:start-glue-point="1" draw:end-shape="id6" draw:end-glue-point="3" svg:d="m15981 5633h1423v1779h1410" svg:viewBox="0 0 2834 1780">
          <text:p/>
        </draw:connector>
        <draw:connector draw:style-name="gr10" draw:text-style-name="P6" draw:layer="layout" svg:x1="16.205cm" svg:y1="14.94cm" svg:x2="18.628cm" svg:y2="13.916cm" draw:start-shape="id2" draw:start-glue-point="1" draw:end-shape="id7" draw:end-glue-point="3" svg:d="m16205 14940h1212v-1024h1211" svg:viewBox="0 0 2424 1025">
          <text:p/>
        </draw:connector>
        <draw:connector draw:style-name="gr10" draw:text-style-name="P6" draw:layer="layout" svg:x1="16.205cm" svg:y1="14.94cm" svg:x2="18.607cm" svg:y2="15.811cm" draw:start-shape="id2" draw:start-glue-point="1" draw:end-shape="id8" draw:end-glue-point="3" svg:d="m16205 14940h1201v871h1201" svg:viewBox="0 0 2403 872">
          <text:p/>
        </draw:connector>
        <draw:frame draw:style-name="gr11" draw:text-style-name="P5" draw:layer="layout" svg:width="6.505cm" svg:height="1.524cm" svg:x="8.558cm" svg:y="9.244cm">
          <draw:text-box>
            <text:p text:style-name="P5"><text:span text:style-name="T4">Discontinuity</text:span></text:p>
          </draw:text-box>
        </draw:frame>
        <draw:line draw:style-name="gr12" draw:text-style-name="P6" draw:layer="layout" svg:x1="15.24cm" svg:y1="8.736cm" svg:x2="8.636cm" svg:y2="11.276cm">
          <text:p/>
        </draw:line>
        <draw:line draw:style-name="gr12" draw:text-style-name="P6" draw:layer="layout" svg:x1="8.89cm" svg:y1="8.636cm" svg:x2="14.986cm" svg:y2="11.176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is </meta:initial-creator>
    <meta:creation-date>2017-10-10T13:50:30</meta:creation-date>
    <dc:date>2017-10-10T14:19:08</dc:date>
    <dc:creator>Anis </dc:creator>
    <meta:editing-duration>PT12M37S</meta:editing-duration>
    <meta:editing-cycles>1</meta:editing-cycles>
    <meta:document-statistic meta:object-count="43"/>
    <meta:generator>LibreOffice/3.5$Linux_X86_64 LibreOffice_project/350m1$Build-2</meta:generator>
  </office:meta>
</office:document-meta>
</file>